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783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2.760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4.4583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2.5728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ext-properties fo:font-weight="bold" style:font-weight-asian="bold" style:font-weight-complex="bold"/>
    </style:style>
    <style:style style:name="ce55" style:family="table-cell" style:parent-style-name="Default" style:data-style-name="N104"/>
    <style:style style:name="ce5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04"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arge 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5"/>
        <table:table-column table:style-name="co3" table:number-columns-repeated="1020" table:default-cell-style-name="Default"/>
        <table:table-row table:style-name="ro1">
          <table:table-cell table:style-name="ce51" office:value-type="string" calcext:value-type="string">
            <text:p>Part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52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53" office:value-type="string" calcext:value-type="string">
            <text:p><text:span text:style-name="T1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ous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57"/>
        <table:table-column table:style-name="co8" table:default-cell-style-name="ce60"/>
        <table:table-column table:style-name="co3" table:default-cell-style-name="ce57"/>
        <table:table-column table:style-name="co9" table:default-cell-style-name="ce62"/>
        <table:table-column table:style-name="co3" table:default-cell-style-name="ce57"/>
        <table:table-column table:style-name="co3" table:number-columns-repeated="1015" table:default-cell-style-name="Default"/>
        <table:table-row table:style-name="ro1">
          <table:table-cell table:style-name="ce51" office:value-type="string" calcext:value-type="string">
            <text:p>System</text:p>
          </table:table-cell>
          <table:table-cell table:style-name="ce51" office:value-type="string" calcext:value-type="string">
            <text:p>Part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6" office:value-type="string" calcext:value-type="string">
            <text:p>Price</text:p>
          </table:table-cell>
          <table:table-cell table:style-name="ce59" office:value-type="string" calcext:value-type="string">
            <text:p>QTY</text:p>
          </table:table-cell>
          <table:table-cell table:style-name="ce56" office:value-type="string" calcext:value-type="string">
            <text:p>Shipping</text:p>
          </table:table-cell>
          <table:table-cell table:style-name="ce61" office:value-type="string" calcext:value-type="string">
            <text:p>Tax</text:p>
          </table:table-cell>
          <table:table-cell table:style-name="ce56" office:value-type="string" calcext:value-type="string">
            <text:p>Total</text:p>
          </table:table-cell>
          <table:table-cell table:style-name="ce51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 FC/APC connecto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office:value-type="string" calcext:value-type="string">
            <text:p>50x72.5 mm</text:p>
          </table:table-cell>
          <table:table-cell office:value-type="string" calcext:value-type="string">
            <text:p>2x2.85 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58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58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etylene C2H2 reference cell pigtailed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510" calcext:value-type="currency">
            <text:p>$51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InGaAs APD pigtailed</text:p>
          </table:table-cell>
          <table:table-cell office:value-type="string" calcext:value-type="string">
            <text:p>Excelitas</text:p>
          </table:table-cell>
          <table:table-cell office:value-type="string" calcext:value-type="string">
            <text:p>C30733BQC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iber mounted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7]*[.F27]+[.G27])*(1+[.H27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detector fiber mounted, 800-17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and Energy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0D</text:p>
          </table:table-cell>
          <table:table-cell office:value-type="currency" office:currency="USD" office:value="1359.32" calcext:value-type="currency">
            <text:p>$1,359.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4"/>
          <table:table-cell office:value-type="string" calcext:value-type="string">
            <text:p>BW 1 M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h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5020</text:p>
          </table:table-cell>
          <table:table-cell office:value-type="currency" office:currency="USD" office:value="3781.7" calcext:value-type="currency">
            <text:p>$3,781.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Swabian</text:p>
          </table:table-cell>
          <table:table-cell office:value-type="string" calcext:value-type="string">
            <text:p>TC20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4]*[.F34]+[.G34])*(1+[.H34])" office:value-type="currency" office:currency="USD" office:value="13200" calcext:value-type="currency">
            <text:p>$13,2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 LC</text:p>
          </table:table-cell>
          <table:table-cell office:value-type="currency" office:currency="USD" office:value="7100" calcext:value-type="currency">
            <text:p>$7,1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PicoQuant</text:p>
          </table:table-cell>
          <table:table-cell office:value-type="string" calcext:value-type="string">
            <text:p>Multiharp 150-4N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PicoScope</text:p>
          </table:table-cell>
          <table:table-cell office:value-type="string" calcext:value-type="string">
            <text:p>5444-D</text:p>
          </table:table-cell>
          <table:table-cell office:value-type="currency" office:currency="USD" office:value="3355" calcext:value-type="currency">
            <text:p>$3,355.00</text:p>
          </table:table-cell>
          <table:table-cell table:number-columns-repeated="4"/>
          <table:table-cell office:value-type="string" calcext:value-type="string">
            <text:p>BW 200 MHz, 1 Gsa/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9]*[.F39]+[.G39])*(1+[.H39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40]*[.F40]+[.G40])*(1+[.H4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47])" office:value-type="currency" office:currency="USD" office:value="62953.847" calcext:value-type="currency">
            <text:p>$62,953.85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SAS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5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5"/>
        <table:table-column table:style-name="co3" table:number-columns-repeated="1017" table:default-cell-style-name="Default"/>
        <table:table-row table:style-name="ro1">
          <table:table-cell table:style-name="ce51" office:value-type="string" calcext:value-type="string">
            <text:p>Thorlabs SKDAV Kit</text:p>
          </table:table-cell>
          <table:table-cell table:style-name="ce51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office:value-type="string" calcext:value-type="string">
            <text:p>Notes</text:p>
          </table:table-cell>
          <table:table-cell table:style-name="ce51" office:value-type="string" calcext:value-type="string">
            <text:p>Needed Add-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17"/>
        </table:table-row>
        <table:table-row table:style-name="ro1">
          <table:table-cell table:style-name="ce51" table:number-columns-repeated="2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Fiber Input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65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65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65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5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5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wave plate</text:p>
          </table:table-cell>
          <table:table-cell table:style-name="ce66" office:value-type="string" calcext:value-type="string">
            <text:p>WPMH05M-780</text:p>
          </table:table-cell>
          <table:table-cell office:value-type="currency" office:currency="USD" office:value="305.05" calcext:value-type="currency">
            <text:p>$30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6:.C13])" office:value-type="currency" office:currency="USD" office:value="718.33" calcext:value-type="currency">
            <text:p>$718.33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6:.G13])" office:value-type="currency" office:currency="USD" office:value="191.08" calcext:value-type="currency">
            <text:p>$191.08</text:p>
          </table:table-cell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65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table:number-columns-repeated="1017"/>
        </table:table-row>
        <table:table-row table:style-name="ro1">
          <table:table-cell/>
          <table:table-cell table:style-name="ce68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17:.C21])" office:value-type="currency" office:currency="USD" office:value="1124.99" calcext:value-type="currency">
            <text:p>$1,124.99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17:.G21])" office:value-type="currency" office:currency="USD" office:value="1749.9" calcext:value-type="currency">
            <text:p>$1,749.90</text:p>
          </table:table-cell>
          <table:table-cell table:style-name="ce51" table:number-columns-repeated="1017"/>
        </table:table-row>
        <table:table-row table:style-name="ro1">
          <table:table-cell table:style-name="ce51"/>
          <table:table-cell table:style-name="ce67"/>
          <table:table-cell table:style-name="ce54"/>
          <table:table-cell table:style-name="ce51" table:number-columns-repeated="2"/>
          <table:table-cell table:style-name="ce72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Input Prisms</text:p>
          </table:table-cell>
          <table:table-cell table:style-name="ce67"/>
          <table:table-cell table:style-name="ce54"/>
          <table:table-cell table:style-name="ce51" table:number-columns-repeated="2"/>
          <table:table-cell table:style-name="ce72"/>
          <table:table-cell table:style-name="ce54"/>
          <table:table-cell table:style-name="ce51" table:number-columns-repeated="1017"/>
        </table:table-row>
        <table:table-row table:style-name="ro1">
          <table:table-cell table:style-name="ce63" office:value-type="string" calcext:value-type="string">
            <text:p>Kinematic prism mount</text:p>
          </table:table-cell>
          <table:table-cell table:style-name="ce69" office:value-type="string" calcext:value-type="string">
            <text:p>KM100PM</text:p>
          </table:table-cell>
          <table:table-cell table:style-name="ce73" office:value-type="currency" office:currency="USD" office:value="94.04" calcext:value-type="currency">
            <text:p>$94.04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optics platform</text:p>
          </table:table-cell>
          <table:table-cell table:style-name="ce69"/>
          <table:table-cell table:style-name="ce73"/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10 mm Polarizing beam splitter</text:p>
          </table:table-cell>
          <table:table-cell table:style-name="ce69" office:value-type="string" calcext:value-type="string">
            <text:p>PBS102</text:p>
          </table:table-cell>
          <table:table-cell table:style-name="ce73" office:value-type="currency" office:currency="USD" office:value="237.69" calcext:value-type="currency">
            <text:p>$237.6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50-50 beam splitter</text:p>
          </table:table-cell>
          <table:table-cell table:style-name="ce69" office:value-type="string" calcext:value-type="string">
            <text:p>BS011</text:p>
          </table:table-cell>
          <table:table-cell table:style-name="ce73" office:value-type="currency" office:currency="USD" office:value="219.89" calcext:value-type="currency">
            <text:p>$219.8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Right-Angle Prism Mirror, Protected Gold</text:p>
          </table:table-cell>
          <table:table-cell table:style-name="ce69" office:value-type="string" calcext:value-type="string">
            <text:p>MRA10-M01</text:p>
          </table:table-cell>
          <table:table-cell table:style-name="ce73" office:value-type="currency" office:currency="USD" office:value="81.35" calcext:value-type="currency">
            <text:p>$81.35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7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/>
          <table:table-cell table:style-name="ce67" office:value-type="string" calcext:value-type="string">
            <text:p>SUBTOTAL</text:p>
          </table:table-cell>
          <table:table-cell table:style-name="ce54" table:formula="of:=SUM([.C25:.C30])" office:value-type="currency" office:currency="USD" office:value="656.86" calcext:value-type="currency">
            <text:p>$656.86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/>
          <table:table-cell table:style-name="ce71"/>
          <table:table-cell table:style-name="ce73"/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51" office:value-type="string" calcext:value-type="string">
            <text:p>Output Prism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63" office:value-type="string" calcext:value-type="string">
            <text:p>Kinematic prism mount</text:p>
          </table:table-cell>
          <table:table-cell table:style-name="ce69" office:value-type="string" calcext:value-type="string">
            <text:p>KM100PM</text:p>
          </table:table-cell>
          <table:table-cell table:style-name="ce73" office:value-type="currency" office:currency="USD" office:value="94.04" calcext:value-type="currency">
            <text:p>$94.04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optics platform</text:p>
          </table:table-cell>
          <table:table-cell table:style-name="ce69"/>
          <table:table-cell table:style-name="ce73"/>
          <table:table-cell table:number-columns-repeated="1021"/>
        </table:table-row>
        <table:table-row table:style-name="ro1">
          <table:table-cell table:style-name="ce63" office:value-type="string" calcext:value-type="string">
            <text:p>10 mm Polarizing beam splitter</text:p>
          </table:table-cell>
          <table:table-cell table:style-name="ce69" office:value-type="string" calcext:value-type="string">
            <text:p>PBS102</text:p>
          </table:table-cell>
          <table:table-cell table:style-name="ce73" office:value-type="currency" office:currency="USD" office:value="237.69" calcext:value-type="currency">
            <text:p>$237.69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Right-Angle Prism Mirror, Protected Gold</text:p>
          </table:table-cell>
          <table:table-cell table:style-name="ce69" office:value-type="string" calcext:value-type="string">
            <text:p>MRA10-M01</text:p>
          </table:table-cell>
          <table:table-cell table:style-name="ce73" table:formula="of:=2*81.35" office:value-type="currency" office:currency="USD" office:value="162.7" calcext:value-type="currency">
            <text:p>$162.70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7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>
            <text:p>SUBTOTAL</text:p>
          </table:table-cell>
          <table:table-cell table:style-name="ce54" table:formula="of:=SUM([.C34:.C38])" office:value-type="currency" office:currency="USD" office:value="518.32" calcext:value-type="currency">
            <text:p>$518.32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Folding Mirror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65" office:value-type="string" calcext:value-type="string">
            <text:p>PF05-03-M01</text:p>
          </table:table-cell>
          <table:table-cell table:formula="of:=4*39.74" office:value-type="currency" office:currency="USD" office:value="158.96" calcext:value-type="currency">
            <text:p>$158.9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65" office:value-type="string" calcext:value-type="string">
            <text:p>KS05</text:p>
          </table:table-cell>
          <table:table-cell table:formula="of:=4*90.04" office:value-type="currency" office:currency="USD" office:value="360.16" calcext:value-type="currency">
            <text:p>$360.1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table:formula="of:=4*11.59" office:value-type="currency" office:currency="USD" office:value="46.36" calcext:value-type="currency">
            <text:p>$46.3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5" office:value-type="string" calcext:value-type="string">
            <text:p>RS1</text:p>
          </table:table-cell>
          <table:table-cell table:formula="of:=4*25.23" office:value-type="currency" office:currency="USD" office:value="100.92" calcext:value-type="currency">
            <text:p>$100.92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table:formula="of:=4*10.36" office:value-type="currency" office:currency="USD" office:value="41.44" calcext:value-type="currency">
            <text:p>$41.44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65" office:value-type="string" calcext:value-type="string">
            <text:p>AE8E25E</text:p>
          </table:table-cell>
          <table:table-cell table:formula="of:=4*5.32" office:value-type="currency" office:currency="USD" office:value="21.28" calcext:value-type="currency">
            <text:p>$21.28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42:.C47])" office:value-type="currency" office:currency="USD" office:value="729.12" calcext:value-type="currency">
            <text:p>$729.12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Balanced Detector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65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65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72" office:value-type="string" calcext:value-type="string">
            <text:p>SUBTOTAL</text:p>
          </table:table-cell>
          <table:table-cell table:style-name="ce54" table:formula="of:=SUM([.C51:.C56])" office:value-type="currency" office:currency="USD" office:value="1342.03" calcext:value-type="currency">
            <text:p>$1,342.03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</text:p>
          </table:table-cell>
          <table:table-cell table:style-name="ce54" table:formula="of:=[.C14]+[.C22]+[.C31]+[.C39]+[.C48]+[.C57]" office:value-type="currency" office:currency="USD" office:value="5089.65" calcext:value-type="currency">
            <text:p>$5,089.65</text:p>
          </table:table-cell>
          <table:table-cell table:number-columns-repeated="2"/>
          <table:table-cell table:style-name="ce72" office:value-type="string" calcext:value-type="string">
            <text:p>TOTAL</text:p>
          </table:table-cell>
          <table:table-cell table:style-name="ce54" table:formula="of:=[.G14]+[.G22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Packaged Price</text:p>
          </table:table-cell>
          <table:table-cell table:style-name="ce54" office:value-type="currency" office:currency="USD" office:value="5270.32" calcext:value-type="currency">
            <text:p>$5,270.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59]-[.C61]" office:value-type="currency" office:currency="USD" office:value="-180.67" calcext:value-type="currency">
            <text:p>-$180.67</text:p>
          </table:table-cell>
          <table:table-cell office:value-type="string" calcext:value-type="string">
            <text:p>optics platform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Grand Total</text:p>
          </table:table-cell>
          <table:table-cell table:style-name="ce54" table:formula="of:=[.C61]+[.G59]" office:value-type="currency" office:currency="USD" office:value="7211.3" calcext:value-type="currency">
            <text:p>$7,211.30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DAV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5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5"/>
        <table:table-column table:style-name="co3" table:number-columns-repeated="1017" table:default-cell-style-name="Default"/>
        <table:table-row table:style-name="ro1">
          <table:table-cell table:style-name="ce51" office:value-type="string" calcext:value-type="string">
            <text:p>Thorlabs SKDAV Kit</text:p>
          </table:table-cell>
          <table:table-cell table:style-name="ce51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office:value-type="string" calcext:value-type="string">
            <text:p>Notes</text:p>
          </table:table-cell>
          <table:table-cell table:style-name="ce51" office:value-type="string" calcext:value-type="string">
            <text:p>Needed Add-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17"/>
        </table:table-row>
        <table:table-row table:style-name="ro1">
          <table:table-cell table:style-name="ce51" table:number-columns-repeated="2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Fiber Input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68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68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68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 Mount</text:p>
          </table:table-cell>
          <table:table-cell table:style-name="ce68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table:style-name="ce68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table:style-name="ce68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6:.C16])" office:value-type="currency" office:currency="USD" office:value="1340.62" calcext:value-type="currency">
            <text:p>$1,340.62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6:.G16])" office:value-type="currency" office:currency="USD" office:value="191.08" calcext:value-type="currency">
            <text:p>$191.08</text:p>
          </table:table-cell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68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string" calcext:value-type="string">
            <text:p>2.7x3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manent magnets</text:p>
          </table:table-cell>
          <table:table-cell table:style-name="ce68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table:style-name="ce68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20:.C25])" office:value-type="currency" office:currency="USD" office:value="1130.98" calcext:value-type="currency">
            <text:p>$1,130.98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20:.G25])" office:value-type="currency" office:currency="USD" office:value="1749.9" calcext:value-type="currency">
            <text:p>$1,749.90</text:p>
          </table:table-cell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Output Prism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Wollaston Prism, 20° Beam Separation</text:p>
          </table:table-cell>
          <table:table-cell table:style-name="ce68" office:value-type="string" calcext:value-type="string">
            <text:p>WP10-B</text:p>
          </table:table-cell>
          <table:table-cell office:value-type="currency" office:currency="USD" office:value="727.04" calcext:value-type="currency">
            <text:p>$727.04</text:p>
          </table:table-cell>
          <table:table-cell office:value-type="string" calcext:value-type="string">
            <text:p>Wollaston Prisms split unpolarized incident light into two orthogonally polarized outp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, 1.00"</text:p>
          </table:table-cell>
          <table:table-cell table:style-name="ce68" office:value-type="string" calcext:value-type="string">
            <text:p>SMA1L10</text:p>
          </table:table-cell>
          <table:table-cell office:value-type="currency" office:currency="USD" office:value="16.49" calcext:value-type="currency">
            <text:p>$16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-Order Quarter-Wave</text:p>
          </table:table-cell>
          <table:table-cell table:style-name="ce68"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 mm Cage Rotation Mount</text:p>
          </table:table-cell>
          <table:table-cell table:style-name="ce68" office:value-type="string" calcext:value-type="string">
            <text:p>CRM1PT</text:p>
          </table:table-cell>
          <table:table-cell office:value-type="currency" office:currency="USD" office:value="256.76" calcext:value-type="currency">
            <text:p>$256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 mm Cage Mounting Bracket</text:p>
          </table:table-cell>
          <table:table-cell table:style-name="ce68" office:value-type="string" calcext:value-type="string">
            <text:p>CP33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28:.C38])" office:value-type="currency" office:currency="USD" office:value="1741.12" calcext:value-type="currency">
            <text:p>$1,741.12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Square Gold Folding Mirror (OPTIONAL)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Compact Kinematic Mirror Mount</text:p>
          </table:table-cell>
          <table:table-cell table:style-name="ce68" office:value-type="string" calcext:value-type="string">
            <text:p>KMS</text:p>
          </table:table-cell>
          <table:table-cell office:value-type="currency" office:currency="USD" office:value="47.03" calcext:value-type="currency">
            <text:p>$47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" x 1" Protected Gold Mirror</text:p>
          </table:table-cell>
          <table:table-cell table:style-name="ce68" office:value-type="string" calcext:value-type="string">
            <text:p>PFSQ10-03-M01</text:p>
          </table:table-cell>
          <table:table-cell office:value-type="currency" office:currency="USD" office:value="70.1" calcext:value-type="currency">
            <text:p>$7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Minute Epoxy</text:p>
          </table:table-cell>
          <table:table-cell table:style-name="ce68" office:value-type="string" calcext:value-type="string">
            <text:p>G14250</text:p>
          </table:table-cell>
          <table:table-cell office:value-type="currency" office:currency="USD" office:value="11.05" calcext:value-type="currency">
            <text:p>$11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8" office:value-type="string" calcext:value-type="string">
            <text:p>RS1</text:p>
          </table:table-cell>
          <table:table-cell office:value-type="currency" office:currency="USD" office:value="25.23" calcext:value-type="currency">
            <text:p>$25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42:.C47])" office:value-type="currency" office:currency="USD" office:value="175.36" calcext:value-type="currency">
            <text:p>$175.36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Folding Mirror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68" office:value-type="string" calcext:value-type="string">
            <text:p>PF05-03-M01</text:p>
          </table:table-cell>
          <table:table-cell table:formula="of:=2*39.74" office:value-type="currency" office:currency="USD" office:value="79.48" calcext:value-type="currency">
            <text:p>$79.4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68" office:value-type="string" calcext:value-type="string">
            <text:p>KS05</text:p>
          </table:table-cell>
          <table:table-cell table:formula="of:=2*90.04" office:value-type="currency" office:currency="USD" office:value="180.08" calcext:value-type="currency">
            <text:p>$180.0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table:formula="of:=2*11.59" office:value-type="currency" office:currency="USD" office:value="23.18" calcext:value-type="currency">
            <text:p>$23.1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8" office:value-type="string" calcext:value-type="string">
            <text:p>RS1</text:p>
          </table:table-cell>
          <table:table-cell table:formula="of:=2*25.23" office:value-type="currency" office:currency="USD" office:value="50.46" calcext:value-type="currency">
            <text:p>$50.46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table:formula="of:=2*10.36" office:value-type="currency" office:currency="USD" office:value="20.72" calcext:value-type="currency">
            <text:p>$20.72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68" office:value-type="string" calcext:value-type="string">
            <text:p>AE8E25E</text:p>
          </table:table-cell>
          <table:table-cell table:formula="of:=2*5.32" office:value-type="currency" office:currency="USD" office:value="10.64" calcext:value-type="currency">
            <text:p>$10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51:.C56])" office:value-type="currency" office:currency="USD" office:value="364.56" calcext:value-type="currency">
            <text:p>$364.56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Balanced Detector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68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68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72" office:value-type="string" calcext:value-type="string">
            <text:p>SUBTOTAL</text:p>
          </table:table-cell>
          <table:table-cell table:style-name="ce54" table:formula="of:=SUM([.C60:.C65])" office:value-type="currency" office:currency="USD" office:value="1342.03" calcext:value-type="currency">
            <text:p>$1,342.03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</text:p>
          </table:table-cell>
          <table:table-cell table:style-name="ce54" table:formula="of:=[.C17]+[.C26]+[.C39]+[.C48]+[.C57]+[.C66]" office:value-type="currency" office:currency="USD" office:value="6094.67" calcext:value-type="currency">
            <text:p>$6,094.67</text:p>
          </table:table-cell>
          <table:table-cell table:number-columns-repeated="2"/>
          <table:table-cell table:style-name="ce72" office:value-type="string" calcext:value-type="string">
            <text:p>TOTAL</text:p>
          </table:table-cell>
          <table:table-cell table:style-name="ce54" table:formula="of:=[.G17]+[.G26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Packaged Price</text:p>
          </table:table-cell>
          <table:table-cell table:style-name="ce54" office:value-type="currency" office:currency="USD" office:value="6200.84" calcext:value-type="currency">
            <text:p>$6,200.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68]-[.C70]" office:value-type="currency" office:currency="USD" office:value="-106.17" calcext:value-type="currency">
            <text:p>-$106.17</text:p>
          </table:table-cell>
          <table:table-cell office:value-type="string" calcext:value-type="string">
            <text:p>Permanent Magnet Pla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Grand Total</text:p>
          </table:table-cell>
          <table:table-cell table:style-name="ce54" table:formula="of:=[.C70]+[.G68]" office:value-type="currency" office:currency="USD" office:value="8141.82" calcext:value-type="currency">
            <text:p>$8,141.82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ce57"/>
        <table:table-column table:style-name="co18" table:default-cell-style-name="ce58"/>
        <table:table-column table:style-name="co3" table:default-cell-style-name="ce57"/>
        <table:table-column table:style-name="co19" table:default-cell-style-name="Default"/>
        <table:table-column table:style-name="co3" table:number-columns-repeated="1017" table:default-cell-style-name="Default"/>
        <table:table-row table:style-name="ro1">
          <table:table-cell table:style-name="ce51" table:number-columns-repeated="3"/>
          <table:table-cell table:style-name="ce56"/>
          <table:table-cell table:style-name="ce59" office:value-type="string" calcext:value-type="string">
            <text:p>TAX</text:p>
          </table:table-cell>
          <table:table-cell table:style-name="ce62" office:value-type="percentage" office:value="0.06" calcext:value-type="percentage">
            <text:p>6.00%</text:p>
          </table:table-cell>
          <table:table-cell table:style-name="ce51" office:value-type="string" calcext:value-type="string">
            <text:p>Md sales tax</text:p>
          </table:table-cell>
          <table:table-cell table:style-name="ce51" table:number-columns-repeated="1014"/>
          <table:table-cell table:number-columns-repeated="3"/>
        </table:table-row>
        <table:table-row table:style-name="ro1">
          <table:table-cell table:style-name="ce51" table:number-columns-repeated="3"/>
          <table:table-cell table:style-name="ce56"/>
          <table:table-cell table:style-name="ce59"/>
          <table:table-cell table:style-name="ce56"/>
          <table:table-cell table:style-name="ce51" table:number-columns-repeated="1015"/>
          <table:table-cell table:number-columns-repeated="3"/>
        </table:table-row>
        <table:table-row table:style-name="ro1">
          <table:table-cell table:style-name="ce51" office:value-type="string" calcext:value-type="string">
            <text:p>System &amp; Parts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6" office:value-type="string" calcext:value-type="string">
            <text:p>Price</text:p>
          </table:table-cell>
          <table:table-cell table:style-name="ce59" office:value-type="string" calcext:value-type="string">
            <text:p>QTY</text:p>
          </table:table-cell>
          <table:table-cell table:style-name="ce56" office:value-type="string" calcext:value-type="string">
            <text:p>Total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4"/>
          <table:table-cell table:number-columns-repeated="3"/>
        </table:table-row>
        <table:table-row table:style-name="ro1" table:number-rows-repeated="2">
          <table:table-cell table:style-name="ce63" table:number-columns-repeated="3"/>
          <table:table-cell table:style-name="ce75"/>
          <table:table-cell table:style-name="ce78"/>
          <table:table-cell table:style-name="ce75"/>
          <table:table-cell table:style-name="ce63" table:number-columns-repeated="1018"/>
        </table:table-row>
        <table:table-row table:style-name="ro1">
          <table:table-cell table:style-name="ce63" office:value-type="string" calcext:value-type="string">
            <text:p>Aluminum Breadboard, 18 x 24" x 1/2", 1/4"-20 Taps</text:p>
          </table:table-cell>
          <table:table-cell table:style-name="ce63" office:value-type="string" calcext:value-type="string">
            <text:p>Thorlabs</text:p>
          </table:table-cell>
          <table:table-cell table:style-name="ce63" office:value-type="string" calcext:value-type="string">
            <text:p>MB1824</text:p>
          </table:table-cell>
          <table:table-cell table:style-name="ce75" office:value-type="currency" office:currency="USD" office:value="459.34" calcext:value-type="currency">
            <text:p>$459.34</text:p>
          </table:table-cell>
          <table:table-cell table:style-name="ce78" office:value-type="float" office:value="1" calcext:value-type="float">
            <text:p>1</text:p>
          </table:table-cell>
          <table:table-cell table:style-name="ce75" table:formula="of:=([.D6]*[.E6])*(1+[.$F$1])" office:value-type="currency" office:currency="USD" office:value="486.9004" calcext:value-type="currency">
            <text:p>$486.90</text:p>
          </table:table-cell>
          <table:table-cell table:style-name="ce63" table:number-columns-repeated="1018"/>
        </table:table-row>
        <table:table-row table:style-name="ro1">
          <table:table-cell table:style-name="ce63" table:number-columns-repeated="3"/>
          <table:table-cell table:style-name="ce56" office:value-type="string" calcext:value-type="string">
            <text:p>SUBTOTAL</text:p>
          </table:table-cell>
          <table:table-cell table:style-name="ce59"/>
          <table:table-cell table:style-name="ce56" table:formula="of:=[.F6]" office:value-type="currency" office:currency="USD" office:value="486.9004" calcext:value-type="currency">
            <text:p>$486.90</text:p>
          </table:table-cell>
          <table:table-cell table:style-name="ce63" table:number-columns-repeated="1018"/>
        </table:table-row>
        <table:table-row table:style-name="ro1">
          <table:table-cell table:style-name="ce63" table:number-columns-repeated="3"/>
          <table:table-cell table:style-name="ce75"/>
          <table:table-cell table:style-name="ce78"/>
          <table:table-cell table:style-name="ce75"/>
          <table:table-cell table:style-name="ce63" table:number-columns-repeated="1018"/>
        </table:table-row>
        <table:table-row table:style-name="ro1">
          <table:table-cell table:style-name="ce51" office:value-type="string" calcext:value-type="string">
            <text:p>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table:style-name="ce60" office:value-type="float" office:value="1" calcext:value-type="float">
            <text:p>1</text:p>
          </table:table-cell>
          <table:table-cell table:formula="of:=([.D9]*[.E9])*(1+[.$F$1])" office:value-type="currency" office:currency="USD" office:value="6582.6" calcext:value-type="currency">
            <text:p>$6,582.60</text:p>
          </table:table-cell>
          <table:table-cell office:value-type="string" calcext:value-type="string">
            <text:p>780 nm laser FC/APC connector, 50x72.5 mm</text:p>
          </table:table-cell>
          <table:table-cell office:value-type="string" calcext:value-type="string">
            <text:p>2x2.85 in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Digital Variable Optical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V800PA</text:p>
          </table:table-cell>
          <table:table-cell office:value-type="currency" office:currency="USD" office:value="1926" calcext:value-type="currency">
            <text:p>$1,926.00</text:p>
          </table:table-cell>
          <table:table-cell table:style-name="ce60" office:value-type="float" office:value="1" calcext:value-type="float">
            <text:p>1</text:p>
          </table:table-cell>
          <table:table-cell table:formula="of:=([.D10]*[.E10])*(1+[.$F$1])" office:value-type="currency" office:currency="USD" office:value="2041.56" calcext:value-type="currency">
            <text:p>$2,041.56</text:p>
          </table:table-cell>
          <table:table-cell office:value-type="string" calcext:value-type="string">
            <text:p>FC/APC narrow key, 30 dB max (0.001x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2 PM Fiber splitter 50-50 780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1</text:p>
          </table:table-cell>
          <table:table-cell office:value-type="currency" office:currency="USD" office:value="681.29" calcext:value-type="currency">
            <text:p>$681.29</text:p>
          </table:table-cell>
          <table:table-cell table:style-name="ce60" office:value-type="float" office:value="1" calcext:value-type="float">
            <text:p>1</text:p>
          </table:table-cell>
          <table:table-cell table:formula="of:=([.D11]*[.E11])*(1+[.$F$1])" office:value-type="currency" office:currency="USD" office:value="722.1674" calcext:value-type="currency">
            <text:p>$722.17</text:p>
          </table:table-cell>
          <table:table-cell office:value-type="string" calcext:value-type="string">
            <text:p>50:50 Split, ≥18 dB PER, FC/APC</text:p>
          </table:table-cell>
          <table:table-cell table:number-columns-repeated="1017"/>
        </table:table-row>
        <table:table-row table:style-name="ro1">
          <table:table-cell table:style-name="ce63" table:number-columns-repeated="3"/>
          <table:table-cell table:style-name="ce56" office:value-type="string" calcext:value-type="string">
            <text:p>SUBTOTAL</text:p>
          </table:table-cell>
          <table:table-cell table:style-name="ce59"/>
          <table:table-cell table:style-name="ce56" table:formula="of:=SUM([.F9:.F11])" office:value-type="currency" office:currency="USD" office:value="9346.3274" calcext:value-type="currency">
            <text:p>$9,346.33</text:p>
          </table:table-cell>
          <table:table-cell table:style-name="ce63" table:number-columns-repeated="1018"/>
        </table:table-row>
        <table:table-row table:style-name="ro1">
          <table:table-cell table:style-name="ce63" office:value-type="string" calcext:value-type="string">
            <text:p>780 nm In-line Polarizer, PM-PM</text:p>
          </table:table-cell>
          <table:table-cell table:style-name="ce63" office:value-type="string" calcext:value-type="string">
            <text:p>WDMQuest</text:p>
          </table:table-cell>
          <table:table-cell table:style-name="ce63" office:value-type="string" calcext:value-type="string">
            <text:p>Z5201-P</text:p>
          </table:table-cell>
          <table:table-cell table:style-name="ce75" office:value-type="currency" office:currency="USD" office:value="527" calcext:value-type="currency">
            <text:p>$527.00</text:p>
          </table:table-cell>
          <table:table-cell table:style-name="ce78"/>
          <table:table-cell table:style-name="ce75"/>
          <table:table-cell table:style-name="ce63" table:number-columns-repeated="1018"/>
        </table:table-row>
        <table:table-row table:style-name="ro1">
          <table:table-cell table:style-name="ce63" table:number-columns-repeated="3"/>
          <table:table-cell table:style-name="ce75"/>
          <table:table-cell table:style-name="ce29"/>
          <table:table-cell table:style-name="ce75"/>
          <table:table-cell table:style-name="ce63" table:number-columns-repeated="1018"/>
        </table:table-row>
        <table:table-row table:style-name="ro1">
          <table:table-cell table:style-name="ce51" office:value-type="string" calcext:value-type="string">
            <text:p>Free-Space Collimation &amp; Po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ber collimator 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F220APC-780</text:p>
          </table:table-cell>
          <table:table-cell office:value-type="currency" office:currency="USD" office:value="262.43" calcext:value-type="currency">
            <text:p>$262.43</text:p>
          </table:table-cell>
          <table:table-cell office:value-type="float" office:value="1" calcext:value-type="float">
            <text:p>1</text:p>
          </table:table-cell>
          <table:table-cell table:formula="of:=([.D16]*[.E16])*(1+[.$F$1])" office:value-type="currency" office:currency="USD" office:value="278.1758" calcext:value-type="currency">
            <text:p>$278.18</text:p>
          </table:table-cell>
          <table:table-cell office:value-type="string" calcext:value-type="string">
            <text:p>f = 11.07 mm, NA = 0.26 FC/APC Fiber Collimatio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office:value-type="float" office:value="1" calcext:value-type="float">
            <text:p>1</text:p>
          </table:table-cell>
          <table:table-cell table:formula="of:=([.D17]*[.E17])*(1+[.$F$1])" office:value-type="currency" office:currency="USD" office:value="38.3932" calcext:value-type="currency">
            <text:p>$3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Plate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office:value-type="float" office:value="1" calcext:value-type="float">
            <text:p>1</text:p>
          </table:table-cell>
          <table:table-cell table:formula="of:=([.D18]*[.E18])*(1+[.$F$1])" office:value-type="currency" office:currency="USD" office:value="21.6558" calcext:value-type="currency">
            <text:p>$2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office:value-type="float" office:value="1" calcext:value-type="float">
            <text:p>1</text:p>
          </table:table-cell>
          <table:table-cell table:formula="of:=([.D19]*[.E19])*(1+[.$F$1])" office:value-type="currency" office:currency="USD" office:value="28.4292" calcext:value-type="currency">
            <text:p>$2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Rotation Moun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float" office:value="1" calcext:value-type="float">
            <text:p>1</text:p>
          </table:table-cell>
          <table:table-cell table:formula="of:=([.D20]*[.E20])*(1+[.$F$1])" office:value-type="currency" office:currency="USD" office:value="108.809" calcext:value-type="currency">
            <text:p>$108.81</text:p>
          </table:table-cell>
          <table:table-cell office:value-type="string" calcext:value-type="string">
            <text:p>CRM1T supersedes CRM1, 0.6” rod to center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mm Cage Mounting Bracket with 8-32 Captive Screw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P33C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float" office:value="1" calcext:value-type="float">
            <text:p>1</text:p>
          </table:table-cell>
          <table:table-cell table:formula="of:=([.D21]*[.E21])*(1+[.$F$1])" office:value-type="currency" office:currency="USD" office:value="27.7614" calcext:value-type="currency">
            <text:p>$2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 Lens Tube Moun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office:value-type="float" office:value="1" calcext:value-type="float">
            <text:p>1</text:p>
          </table:table-cell>
          <table:table-cell table:formula="of:=([.D22]*[.E22])*(1+[.$F$1])" office:value-type="currency" office:currency="USD" office:value="65.0204" calcext:value-type="currency">
            <text:p>$6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office:value-type="float" office:value="1" calcext:value-type="float">
            <text:p>1</text:p>
          </table:table-cell>
          <table:table-cell table:formula="of:=([.D23]*[.E23])*(1+[.$F$1])" office:value-type="currency" office:currency="USD" office:value="886.5522" calcext:value-type="currency">
            <text:p>$88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 Retaining Ri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office:value-type="float" office:value="1" calcext:value-type="float">
            <text:p>1</text:p>
          </table:table-cell>
          <table:table-cell table:formula="of:=([.D24]*[.E24])*(1+[.$F$1])" office:value-type="currency" office:currency="USD" office:value="5.5226" calcext:value-type="currency">
            <text:p>$5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office:value-type="float" office:value="1" calcext:value-type="float">
            <text:p>1</text:p>
          </table:table-cell>
          <table:table-cell table:formula="of:=([.D25]*[.E25])*(1+[.$F$1])" office:value-type="currency" office:currency="USD" office:value="25.8852" calcext:value-type="currency">
            <text:p>$2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26]*[.E26])*(1+[.$F$1])" office:value-type="currency" office:currency="USD" office:value="25.3234" calcext:value-type="currency">
            <text:p>$25.32</text:p>
          </table:table-cell>
          <table:table-cell office:value-type="string" calcext:value-type="string">
            <text:p>0.75” t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Ø25.0 mm Post Spac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office:value-type="float" office:value="1" calcext:value-type="float">
            <text:p>1</text:p>
          </table:table-cell>
          <table:table-cell table:formula="of:=([.D27]*[.E27])*(1+[.$F$1])" office:value-type="currency" office:currency="USD" office:value="10.176" calcext:value-type="currency">
            <text:p>$10.18</text:p>
          </table:table-cell>
          <table:table-cell office:value-type="string" calcext:value-type="string">
            <text:p>5 mm thick (0.2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Manual Beam Shu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M1SH1</text:p>
          </table:table-cell>
          <table:table-cell office:value-type="currency" office:currency="USD" office:value="71.82" calcext:value-type="currency">
            <text:p>$71.82</text:p>
          </table:table-cell>
          <table:table-cell office:value-type="float" office:value="1" calcext:value-type="float">
            <text:p>1</text:p>
          </table:table-cell>
          <table:table-cell table:formula="of:=([.D28]*[.E28])*(1+[.$F$1])" office:value-type="currency" office:currency="USD" office:value="76.1292" calcext:value-type="currency">
            <text:p>$76.1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6:.F28])" office:value-type="currency" office:currency="USD" office:value="1597.8334" calcext:value-type="currency">
            <text:p>$1,597.83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robe Beam Sam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0:10 (R:T) Non-Polarizing Beamsplitter Cube, 700 - 1100 nm, 1/2"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074</text:p>
          </table:table-cell>
          <table:table-cell office:value-type="currency" office:currency="USD" office:value="227.52" calcext:value-type="currency">
            <text:p>$227.52</text:p>
          </table:table-cell>
          <table:table-cell office:value-type="float" office:value="1" calcext:value-type="float">
            <text:p>1</text:p>
          </table:table-cell>
          <table:table-cell table:formula="of:=([.D31]*[.E31])*(1+[.$F$1])" office:value-type="currency" office:currency="USD" office:value="241.1712" calcext:value-type="currency">
            <text:p>$2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32]*[.E32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33]*[.E33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34]*[.E34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35]*[.E35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31:.F35])" office:value-type="currency" office:currency="USD" office:value="332.3206" calcext:value-type="currency">
            <text:p>$332.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number-columns-repeated="1022"/>
        </table:table-row>
        <table:table-row table:style-name="ro1">
          <table:table-cell office:value-type="string" calcext:value-type="string">
            <text:p>Heater Assembly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float" office:value="1" calcext:value-type="float">
            <text:p>1</text:p>
          </table:table-cell>
          <table:table-cell table:formula="of:=([.D39]*[.E39])*(1+[.$F$1])" office:value-type="currency" office:currency="USD" office:value="1143.899" calcext:value-type="currency">
            <text:p>$1,143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float" office:value="1" calcext:value-type="float">
            <text:p>1</text:p>
          </table:table-cell>
          <table:table-cell table:formula="of:=([.D40]*[.E40])*(1+[.$F$1])" office:value-type="currency" office:currency="USD" office:value="652.3134" calcext:value-type="currency">
            <text:p>$652.31</text:p>
          </table:table-cell>
          <table:table-cell office:value-type="string" calcext:value-type="string">
            <text:p>2.7x3 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float" office:value="1" calcext:value-type="float">
            <text:p>1</text:p>
          </table:table-cell>
          <table:table-cell table:formula="of:=([.D41]*[.E41])*(1+[.$F$1])" office:value-type="currency" office:currency="USD" office:value="1202.5806" calcext:value-type="currency">
            <text:p>$1,202.58</text:p>
          </table:table-cell>
          <table:table-cell office:value-type="string" calcext:value-type="string">
            <text:p>2x cha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 pedestals</text:p>
          </table:table-cell>
          <table:table-cell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formula="of:=([.D42]*[.E4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nt magnets</text:p>
          </table:table-cell>
          <table:table-cell/>
          <table:table-cell table:style-name="ce68"/>
          <table:table-cell table:style-name="ce42"/>
          <table:table-cell office:value-type="float" office:value="2" calcext:value-type="float">
            <text:p>2</text:p>
          </table:table-cell>
          <table:table-cell table:formula="of:=([.D43]*[.E43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 mm Cage Mounting Bracket with 8-32 Captive Screw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P33C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float" office:value="1" calcext:value-type="float">
            <text:p>1</text:p>
          </table:table-cell>
          <table:table-cell table:formula="of:=([.D44]*[.E44])*(1+[.$F$1])" office:value-type="currency" office:currency="USD" office:value="27.7614" calcext:value-type="currency">
            <text:p>$2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([.D45]*[.E45])*(1+[.$F$1])" office:value-type="currency" office:currency="USD" office:value="12.2854" calcext:value-type="currency">
            <text:p>$12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46]*[.E46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formula="of:=([.D47]*[.E47])*(1+[.$F$1])" office:value-type="currency" office:currency="USD" office:value="6.3494" calcext:value-type="currency">
            <text:p>$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mping Fork for Ø1.25" 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float" office:value="1" calcext:value-type="float">
            <text:p>1</text:p>
          </table:table-cell>
          <table:table-cell table:formula="of:=([.D48]*[.E48])*(1+[.$F$1])" office:value-type="currency" office:currency="USD" office:value="10.9816" calcext:value-type="currency">
            <text:p>$10.9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39:.F48])" office:value-type="currency" office:currency="USD" office:value="3081.4942" calcext:value-type="currency">
            <text:p>$3,081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Electromag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able Power Supply with 2.1mm / 5.5mm DC - 3V to 12V at 5A</text:p>
          </table:table-cell>
          <table:table-cell office:value-type="string" calcext:value-type="string">
            <text:p>Adafruit</text:p>
          </table:table-cell>
          <table:table-cell office:value-type="float" office:value="4880" calcext:value-type="float">
            <text:p>4880</text:p>
          </table:table-cell>
          <table:table-cell office:value-type="currency" office:currency="USD" office:value="17.5" calcext:value-type="currency">
            <text:p>$17.50</text:p>
          </table:table-cell>
          <table:table-cell/>
          <table:table-cell table:formula="of:=([.D52]*[.E5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IRSI DPS-150 Plus DC Power Supply Variable</text:p>
          </table:table-cell>
          <table:table-cell office:value-type="string" calcext:value-type="string">
            <text:p>FNIRSI</text:p>
          </table:table-cell>
          <table:table-cell office:value-type="string" calcext:value-type="string">
            <text:p>DPS-150 Plus</text:p>
          </table:table-cell>
          <table:table-cell office:value-type="currency" office:currency="USD" office:value="98.99" calcext:value-type="currency">
            <text:p>$98.99</text:p>
          </table:table-cell>
          <table:table-cell/>
          <table:table-cell table:formula="of:=([.D53]*[.E53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connect 2x electromagnets in parall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 Power Supply Variable, 0-32V 0-10A Switching Bench Power Supply with 20W</text:p>
          </table:table-cell>
          <table:table-cell office:value-type="string" calcext:value-type="string">
            <text:p>Jesverty</text:p>
          </table:table-cell>
          <table:table-cell office:value-type="string" calcext:value-type="string">
            <text:p>SPS-3010V</text:p>
          </table:table-cell>
          <table:table-cell office:value-type="currency" office:currency="USD" office:value="48.39" calcext:value-type="currency">
            <text:p>$48.39</text:p>
          </table:table-cell>
          <table:table-cell office:value-type="float" office:value="1" calcext:value-type="float">
            <text:p>1</text:p>
          </table:table-cell>
          <table:table-cell table:formula="of:=([.D54]*[.E54])*(1+[.$F$1])" office:value-type="currency" office:currency="USD" office:value="51.2934" calcext:value-type="currency">
            <text:p>$51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induction coil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aindrops</text:p>
          </table:table-cell>
          <table:table-cell office:value-type="currency" office:currency="USD" office:value="4.02" calcext:value-type="currency">
            <text:p>$4.02</text:p>
          </table:table-cell>
          <table:table-cell/>
          <table:table-cell table:formula="of:=([.D55]*[.E55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l 550/600 Turns</text:p>
          </table:table-cell>
          <table:table-cell office:value-type="string" calcext:value-type="string">
            <text:p>Arbor Scientific</text:p>
          </table:table-cell>
          <table:table-cell office:value-type="string" calcext:value-type="string">
            <text:p>98-6505</text:p>
          </table:table-cell>
          <table:table-cell office:value-type="currency" office:currency="USD" office:value="32.5" calcext:value-type="currency">
            <text:p>$32.50</text:p>
          </table:table-cell>
          <table:table-cell office:value-type="float" office:value="2" calcext:value-type="float">
            <text:p>2</text:p>
          </table:table-cell>
          <table:table-cell table:formula="of:=([.D56]*[.E56])*(1+[.$F$1])" office:value-type="currency" office:currency="USD" office:value="68.9" calcext:value-type="currency">
            <text:p>$68.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52:.F56])" office:value-type="currency" office:currency="USD" office:value="120.1934" calcext:value-type="currency">
            <text:p>$120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Faraday 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2" Polarizing Beamsplitter Cube, 620 - 1000 nm</text:p>
          </table:table-cell>
          <table:table-cell/>
          <table:table-cell office:value-type="string" calcext:value-type="string">
            <text:p>PBS122</text:p>
          </table:table-cell>
          <table:table-cell office:value-type="currency" office:currency="USD" office:value="242.77" calcext:value-type="currency">
            <text:p>$242.77</text:p>
          </table:table-cell>
          <table:table-cell office:value-type="float" office:value="1" calcext:value-type="float">
            <text:p>1</text:p>
          </table:table-cell>
          <table:table-cell table:formula="of:=([.D60]*[.E60])*(1+[.$F$1])" office:value-type="currency" office:currency="USD" office:value="257.3362" calcext:value-type="currency">
            <text:p>$257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61]*[.E61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62]*[.E62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63]*[.E63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64]*[.E64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60:.F64])" office:value-type="currency" office:currency="USD" office:value="348.4856" calcext:value-type="currency">
            <text:p>$348.4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olarization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Ø1/2" Zero-Order Half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H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7]*[.E67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/2" Zero-Order Quarter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8]*[.E68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tion Mount for Ø1" (25.4 mm)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RM1</text:p>
          </table:table-cell>
          <table:table-cell office:value-type="currency" office:currency="USD" office:value="109.65" calcext:value-type="currency">
            <text:p>$109.65</text:p>
          </table:table-cell>
          <table:table-cell office:value-type="float" office:value="2" calcext:value-type="float">
            <text:p>2</text:p>
          </table:table-cell>
          <table:table-cell table:formula="of:=([.D69]*[.E69])*(1+[.$F$1])" office:value-type="currency" office:currency="USD" office:value="232.458" calcext:value-type="currency">
            <text:p>$232.4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67:.F69])" office:value-type="currency" office:currency="USD" office:value="1383.1092" calcext:value-type="currency">
            <text:p>$1,383.11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Reflect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72]*[.E72])*(1+[.$F$1])" office:value-type="currency" office:currency="USD" office:value="180.8996" calcext:value-type="currency">
            <text:p>$180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73]*[.E73])*(1+[.$F$1])" office:value-type="currency" office:currency="USD" office:value="94.9866" calcext:value-type="currency">
            <text:p>$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74]*[.E74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75]*[.E75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76]*[.E76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72:.F76])" office:value-type="currency" office:currency="USD" office:value="307.5908" calcext:value-type="currency">
            <text:p>$307.5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Frequency 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OM 1.6 GHz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TEF-1500-100-780</text:p>
          </table:table-cell>
          <table:table-cell table:style-name="ce41" office:value-type="currency" office:currency="USD" office:value="7935" calcext:value-type="currency">
            <text:p>$7,935.00</text:p>
          </table:table-cell>
          <table:table-cell office:value-type="float" office:value="1" calcext:value-type="float">
            <text:p>1</text:p>
          </table:table-cell>
          <table:table-cell table:formula="of:=([.D79]*[.E79])*(1+[.$F$1])" office:value-type="currency" office:currency="USD" office:value="8411.1" calcext:value-type="currency">
            <text:p>$8,411.10</text:p>
          </table:table-cell>
          <table:table-cell office:value-type="string" calcext:value-type="string">
            <text:p>190 x 100 x 220 mm (7.5x4x8.7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F power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FF-1500-B2-F1</text:p>
          </table:table-cell>
          <table:table-cell table:style-name="ce41" office:value-type="currency" office:currency="USD" office:value="5463" calcext:value-type="currency">
            <text:p>$5,463.00</text:p>
          </table:table-cell>
          <table:table-cell office:value-type="float" office:value="1" calcext:value-type="float">
            <text:p>1</text:p>
          </table:table-cell>
          <table:table-cell table:formula="of:=([.D80]*[.E80])*(1+[.$F$1])" office:value-type="currency" office:currency="USD" office:value="5790.78" calcext:value-type="currency">
            <text:p>$5,79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 cable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RF-SMA-SMA-1M</text:p>
          </table:table-cell>
          <table:table-cell table:style-name="ce41" office:value-type="currency" office:currency="USD" office:value="95" calcext:value-type="currency">
            <text:p>$9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Form Lens, Ø1", f = 100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100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82]*[.E82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83]*[.E83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-Concave Lens, Ø1/2", f = -25.0 mm, AR Coating: 650-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1054-B</text:p>
          </table:table-cell>
          <table:table-cell office:value-type="currency" office:currency="USD" office:value="36.64" calcext:value-type="currency">
            <text:p>$36.64</text:p>
          </table:table-cell>
          <table:table-cell office:value-type="float" office:value="1" calcext:value-type="float">
            <text:p>1</text:p>
          </table:table-cell>
          <table:table-cell table:formula="of:=([.D84]*[.E84])*(1+[.$F$1])" office:value-type="currency" office:currency="USD" office:value="38.8384" calcext:value-type="currency">
            <text:p>$38.84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/2"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05</text:p>
          </table:table-cell>
          <table:table-cell office:value-type="currency" office:currency="USD" office:value="18.18" calcext:value-type="currency">
            <text:p>$18.18</text:p>
          </table:table-cell>
          <table:table-cell office:value-type="float" office:value="1" calcext:value-type="float">
            <text:p>1</text:p>
          </table:table-cell>
          <table:table-cell table:formula="of:=([.D85]*[.E85])*(1+[.$F$1])" office:value-type="currency" office:currency="USD" office:value="19.2708" calcext:value-type="currency">
            <text:p>$19.27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86]*[.E86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87]*[.E87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88]*[.E88])*(1+[.$F$1])" office:value-type="currency" office:currency="USD" office:value="12.7624" calcext:value-type="currency">
            <text:p>$12.7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/>
          <table:table-cell/>
          <table:table-cell table:style-name="ce56"/>
          <table:table-cell table:number-columns-repeated="1018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90]*[.E90])*(1+[.$F$1])" office:value-type="currency" office:currency="USD" office:value="180.8996" calcext:value-type="currency">
            <text:p>$180.9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91]*[.E91])*(1+[.$F$1])" office:value-type="currency" office:currency="USD" office:value="94.9866" calcext:value-type="currency">
            <text:p>$94.99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t Form Lens, Ø1", f = 75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075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92]*[.E92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93]*[.E93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94]*[.E94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95]*[.E95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96]*[.E96])*(1+[.$F$1])" office:value-type="currency" office:currency="USD" office:value="12.7624" calcext:value-type="currency">
            <text:p>$12.7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/>
          <table:table-cell table:number-columns-repeated="1020"/>
        </table:table-row>
        <table:table-row table:style-name="ro1">
          <table:table-cell office:value-type="string" calcext:value-type="string">
            <text:p>Spherical concave mirror, effective focal length 76.2mm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73-002</text:p>
          </table:table-cell>
          <table:table-cell office:value-type="currency" office:currency="USD" office:value="159" calcext:value-type="currency">
            <text:p>$159.00</text:p>
          </table:table-cell>
          <table:table-cell office:value-type="float" office:value="1" calcext:value-type="float">
            <text:p>1</text:p>
          </table:table-cell>
          <table:table-cell table:formula="of:=([.D98]*[.E98])*(1+[.$F$1])" office:value-type="currency" office:currency="USD" office:value="168.54" calcext:value-type="currency">
            <text:p>$168.54</text:p>
          </table:table-cell>
          <table:table-cell office:value-type="string" calcext:value-type="string">
            <text:p>Instead of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99]*[.E99])*(1+[.$F$1])" office:value-type="currency" office:currency="USD" office:value="18.6772" calcext:value-type="currency">
            <text:p>$1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100]*[.E100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101]*[.E101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102]*[.E102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([.D103]*[.E103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ed Zero-Aperture Iris, Ø12.0 mm Max Aperture, TR3 Pos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ID12Z</text:p>
          </table:table-cell>
          <table:table-cell office:value-type="currency" office:currency="USD" office:value="82.43" calcext:value-type="currency">
            <text:p>$82.43</text:p>
          </table:table-cell>
          <table:table-cell/>
          <table:table-cell table:formula="of:=([.D104]*[.E104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beam block A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79:.F104])" office:value-type="currency" office:currency="USD" office:value="15349.966" calcext:value-type="currency">
            <text:p>$15,349.97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ower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2" calcext:value-type="float">
            <text:p>2</text:p>
          </table:table-cell>
          <table:table-cell table:formula="of:=([.D107]*[.E107])*(1+[.$F$1])" office:value-type="currency" office:currency="USD" office:value="808.4408" calcext:value-type="currency">
            <text:p>$808.44</text:p>
          </table:table-cell>
          <table:table-cell office:value-type="string" calcext:value-type="string">
            <text:p>Faraday ro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table:style-name="ce60" office:value-type="float" office:value="2" calcext:value-type="float">
            <text:p>2</text:p>
          </table:table-cell>
          <table:table-cell table:formula="of:=([.D108]*[.E108])*(1+[.$F$1])" office:value-type="currency" office:currency="USD" office:value="1205.4956" calcext:value-type="currency">
            <text:p>$1,20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109]*[.E109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110]*[.E110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07:.F110])" office:value-type="currency" office:currency="USD" office:value="2064.5832" calcext:value-type="currency">
            <text:p>$2,064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Balanced 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office:value-type="float" office:value="1" calcext:value-type="float">
            <text:p>1</text:p>
          </table:table-cell>
          <table:table-cell table:formula="of:=([.D114]*[.E114])*(1+[.$F$1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14:.F115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Entangled Photon Ghost Spectroscopy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iber-coupled waveguide entangled photons Type-0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/>
          <table:table-cell table:formula="of:=([.D118]*[.E118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0" calcext:value-type="float">
            <text:p>0</text:p>
          </table:table-cell>
          <table:table-cell table:formula="of:=([.D119]*[.E119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63"/>
          <table:table-cell table:number-columns-repeated="1023"/>
        </table:table-row>
        <table:table-row table:style-name="ro1">
          <table:table-cell table:style-name="ce63" office:value-type="string" calcext:value-type="string">
            <text:p>1550 nm type-II SPDC, 20mm, Packaged Device</text:p>
          </table:table-cell>
          <table:table-cell office:value-type="string" calcext:value-type="string">
            <text:p>Optilab</text:p>
          </table:table-cell>
          <table:table-cell office:value-type="string" calcext:value-type="string">
            <text:p>SPDC-1550-20-PG</text:p>
          </table:table-cell>
          <table:table-cell office:value-type="currency" office:currency="USD" office:value="4252" calcext:value-type="currency">
            <text:p>$4,252.00</text:p>
          </table:table-cell>
          <table:table-cell office:value-type="float" office:value="1" calcext:value-type="float">
            <text:p>1</text:p>
          </table:table-cell>
          <table:table-cell table:formula="of:=([.D121]*[.E121])*(1+[.$F$1])" office:value-type="currency" office:currency="USD" office:value="4507.12" calcext:value-type="currency">
            <text:p>$4,507.12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Precision Temperature Controller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PTC-5000-MC</text:p>
          </table:table-cell>
          <table:table-cell office:value-type="currency" office:currency="USD" office:value="1208" calcext:value-type="currency">
            <text:p>$1,208.00</text:p>
          </table:table-cell>
          <table:table-cell office:value-type="float" office:value="1" calcext:value-type="float">
            <text:p>1</text:p>
          </table:table-cell>
          <table:table-cell table:formula="of:=([.D122]*[.E122])*(1+[.$F$1])" office:value-type="currency" office:currency="USD" office:value="1280.48" calcext:value-type="currency">
            <text:p>$1,280.48</text:p>
          </table:table-cell>
          <table:table-cell table:number-columns-repeated="1018"/>
        </table:table-row>
        <table:table-row table:style-name="ro1">
          <table:table-cell table:style-name="ce63"/>
          <table:table-cell table:number-columns-repeated="1023"/>
        </table:table-row>
        <table:table-row table:style-name="ro1">
          <table:table-cell table:style-name="ce63" office:value-type="string" calcext:value-type="string">
            <text:p>45 deg Faraday rotator</text:p>
          </table:table-cell>
          <table:table-cell office:value-type="string" calcext:value-type="string">
            <text:p>Ozoptcs</text:p>
          </table:table-cell>
          <table:table-cell office:value-type="string" calcext:value-type="string">
            <text:p>FOR-11P-780-5/125-P-P-40-SCA-3-1</text:p>
          </table:table-cell>
          <table:table-cell table:style-name="ce42" office:value-type="currency" office:currency="USD" office:value="500" calcext:value-type="currency">
            <text:p>$500.00</text:p>
          </table:table-cell>
          <table:table-cell office:value-type="float" office:value="0" calcext:value-type="float">
            <text:p>0</text:p>
          </table:table-cell>
          <table:table-cell table:formula="of:=([.D124]*[.E124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 table:number-rows-repeated="2">
          <table:table-cell table:style-name="ce63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63" office:value-type="string" calcext:value-type="string">
            <text:p>Fast Compensated Half-Wave LC Retarder, Ø10.0 mm CA, ARC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C1611-B</text:p>
          </table:table-cell>
          <table:table-cell table:style-name="ce41" office:value-type="currency" office:currency="USD" office:value="1328.53" calcext:value-type="currency">
            <text:p>$1,328.53</text:p>
          </table:table-cell>
          <table:table-cell office:value-type="float" office:value="1" calcext:value-type="float">
            <text:p>1</text:p>
          </table:table-cell>
          <table:table-cell table:formula="of:=([.D127]*[.E127])*(1+[.$F$1])" office:value-type="currency" office:currency="USD" office:value="1408.2418" calcext:value-type="currency">
            <text:p>$1,408.24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K-Cube Liquid Crystal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C101</text:p>
          </table:table-cell>
          <table:table-cell table:style-name="ce41" office:value-type="currency" office:currency="USD" office:value="939.7" calcext:value-type="currency">
            <text:p>$939.70</text:p>
          </table:table-cell>
          <table:table-cell office:value-type="float" office:value="1" calcext:value-type="float">
            <text:p>1</text:p>
          </table:table-cell>
          <table:table-cell table:formula="of:=([.D128]*[.E128])*(1+[.$F$1])" office:value-type="currency" office:currency="USD" office:value="996.082" calcext:value-type="currency">
            <text:p>$996.08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±15 V/5 V Power Supply Uni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table:style-name="ce41" office:value-type="currency" office:currency="USD" office:value="137.27" calcext:value-type="currency">
            <text:p>$137.27</text:p>
          </table:table-cell>
          <table:table-cell office:value-type="float" office:value="1" calcext:value-type="float">
            <text:p>1</text:p>
          </table:table-cell>
          <table:table-cell table:formula="of:=([.D129]*[.E129])*(1+[.$F$1])" office:value-type="currency" office:currency="USD" office:value="145.5062" calcext:value-type="currency">
            <text:p>$145.51</text:p>
          </table:table-cell>
          <table:table-cell table:number-columns-repeated="1018"/>
        </table:table-row>
        <table:table-row table:style-name="ro1" table:number-rows-repeated="2">
          <table:table-cell table:style-name="ce63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table:style-name="ce63" office:value-type="string" calcext:value-type="string">
            <text:p>1x2 780 nm/1560 nm SM Filter WDM (1550 +/- 40 nm)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W9900-S</text:p>
          </table:table-cell>
          <table:table-cell table:style-name="ce41" office:value-type="currency" office:currency="USD" office:value="195" calcext:value-type="currency">
            <text:p>$195.00</text:p>
          </table:table-cell>
          <table:table-cell office:value-type="float" office:value="1" calcext:value-type="float">
            <text:p>1</text:p>
          </table:table-cell>
          <table:table-cell table:formula="of:=([.D132]*[.E132])*(1+[.$F$1])" office:value-type="currency" office:currency="USD" office:value="206.7" calcext:value-type="currency">
            <text:p>$206.70</text:p>
          </table:table-cell>
          <table:table-cell office:value-type="string" calcext:value-type="string">
            <text:p>PBS @ 1550 nm for Sagnac (780 nm loss minimal)</text:p>
          </table:table-cell>
          <table:table-cell table:number-columns-repeated="1017"/>
        </table:table-row>
        <table:table-row table:style-name="ro1">
          <table:table-cell table:style-name="ce63" office:value-type="string" calcext:value-type="string">
            <text:p>1x2 Polarizing beam splitter 1550 nm (common SMF)</text:p>
          </table:table-cell>
          <table:table-cell office:value-type="string" calcext:value-type="string">
            <text:p>Photonik</text:p>
          </table:table-cell>
          <table:table-cell office:value-type="string" calcext:value-type="string">
            <text:p>PBS/C-55-P-2131-2231-2231-Q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63" office:value-type="string" calcext:value-type="string">
            <text:p>In-Line Micro Prism1550 ± 40 nm, 1 SM and 2 PM Ports, FC/APC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C1550SM-APC</text:p>
          </table:table-cell>
          <table:table-cell table:style-name="ce41" office:value-type="currency" office:currency="USD" office:value="774.09" calcext:value-type="currency">
            <text:p>$774.09</text:p>
          </table:table-cell>
          <table:table-cell office:value-type="float" office:value="1" calcext:value-type="float">
            <text:p>1</text:p>
          </table:table-cell>
          <table:table-cell table:formula="of:=([.D134]*[.E134])*(1+[.$F$1])" office:value-type="currency" office:currency="USD" office:value="820.5354" calcext:value-type="currency">
            <text:p>$820.54</text:p>
          </table:table-cell>
          <table:table-cell office:value-type="string" calcext:value-type="string">
            <text:p>PBS @ 1550 nm for Sagnac (780 nm loss minimal)</text:p>
          </table:table-cell>
          <table:table-cell table:number-columns-repeated="1017"/>
        </table:table-row>
        <table:table-row table:style-name="ro1">
          <table:table-cell table:style-name="ce63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table:style-name="ce63" office:value-type="string" calcext:value-type="string">
            <text:p>Electrically Controlled 1x2 Compact Fiber Switch-1550 nm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Q1000-S</text:p>
          </table:table-cell>
          <table:table-cell table:style-name="ce41" office:value-type="currency" office:currency="USD" office:value="160" calcext:value-type="currency">
            <text:p>$160.00</text:p>
          </table:table-cell>
          <table:table-cell office:value-type="float" office:value="1" calcext:value-type="float">
            <text:p>1</text:p>
          </table:table-cell>
          <table:table-cell table:formula="of:=([.D136]*[.E136])*(1+[.$F$1])" office:value-type="currency" office:currency="USD" office:value="169.6" calcext:value-type="currency">
            <text:p>$169.60</text:p>
          </table:table-cell>
          <table:table-cell table:number-columns-repeated="1018"/>
        </table:table-row>
        <table:table-row table:style-name="ro1">
          <table:table-cell table:style-name="ce63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2x2 PM Coupler, 780 ± 15 nm, 50:50 Split, ≥18 dB PER, FC/APC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2</text:p>
          </table:table-cell>
          <table:table-cell table:style-name="ce42" office:value-type="currency" office:currency="USD" office:value="681.29" calcext:value-type="currency">
            <text:p>$681.29</text:p>
          </table:table-cell>
          <table:table-cell office:value-type="float" office:value="0" calcext:value-type="float">
            <text:p>0</text:p>
          </table:table-cell>
          <table:table-cell table:formula="of:=([.D138]*[.E138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tylene CO reference cell pigtailed FC/APC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1250" calcext:value-type="currency">
            <text:p>$1,250.00</text:p>
          </table:table-cell>
          <table:table-cell table:style-name="ce60" office:value-type="float" office:value="1" calcext:value-type="float">
            <text:p>1</text:p>
          </table:table-cell>
          <table:table-cell table:formula="of:=([.D139]*[.E139])*(1+[.$F$1])" office:value-type="currency" office:currency="USD" office:value="1325" calcext:value-type="currency">
            <text:p>$1,32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Tunable Bandpass Filter, 1527 - 1567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OF1550</text:p>
          </table:table-cell>
          <table:table-cell office:value-type="currency" office:currency="USD" office:value="5136" calcext:value-type="currency">
            <text:p>$5,136.00</text:p>
          </table:table-cell>
          <table:table-cell office:value-type="float" office:value="1" calcext:value-type="float">
            <text:p>1</text:p>
          </table:table-cell>
          <table:table-cell table:formula="of:=([.D140]*[.E140])*(1+[.$F$1])" office:value-type="currency" office:currency="USD" office:value="5444.16" calcext:value-type="currency">
            <text:p>$5,444.16</text:p>
          </table:table-cell>
          <table:table-cell office:value-type="string" calcext:value-type="string">
            <text:p>About 0.5 nm iso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D Geiger mode</text:p>
          </table:table-cell>
          <table:table-cell table:number-columns-repeated="2"/>
          <table:table-cell table:style-name="ce42" office:value-type="currency" office:currency="USD" office:value="20000" calcext:value-type="currency">
            <text:p>$20,000.00</text:p>
          </table:table-cell>
          <table:table-cell office:value-type="float" office:value="2" calcext:value-type="float">
            <text:p>2</text:p>
          </table:table-cell>
          <table:table-cell table:formula="of:=([.D141]*[.E141])*(1+[.$F$1])" office:value-type="currency" office:currency="USD" office:value="42400" calcext:value-type="currency">
            <text:p>$42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-LC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float" office:value="1" calcext:value-type="float">
            <text:p>1</text:p>
          </table:table-cell>
          <table:table-cell table:formula="of:=([.D142]*[.E142])*(1+[.$F$1])" office:value-type="currency" office:currency="USD" office:value="7420" calcext:value-type="currency">
            <text:p>$7,42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cal channel performance monitor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100-080-1510-FA</text:p>
          </table:table-cell>
          <table:table-cell office:value-type="currency" office:currency="USD" office:value="5980" calcext:value-type="currency">
            <text:p>$5,980.00</text:p>
          </table:table-cell>
          <table:table-cell office:value-type="float" office:value="1" calcext:value-type="float">
            <text:p>1</text:p>
          </table:table-cell>
          <table:table-cell table:formula="of:=([.D143]*[.E143])*(1+[.$F$1])" office:value-type="currency" office:currency="USD" office:value="6338.8" calcext:value-type="currency">
            <text:p>$6,338.8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18:.F143])" office:value-type="currency" office:currency="USD" office:value="72462.2254" calcext:value-type="currency">
            <text:p>$72,462.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ata Acqui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oscope or Digit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H Digitizer, 1.5 Gsa/s, 500 MHz BW, 16 Digital CH</text:p>
          </table:table-cell>
          <table:table-cell office:value-type="string" calcext:value-type="string">
            <text:p>PicoTechnology</text:p>
          </table:table-cell>
          <table:table-cell office:value-type="string" calcext:value-type="string">
            <text:p>PicoScope 3418E MSO</text:p>
          </table:table-cell>
          <table:table-cell office:value-type="currency" office:currency="USD" office:value="5475" calcext:value-type="currency">
            <text:p>$5,475.00</text:p>
          </table:table-cell>
          <table:table-cell office:value-type="float" office:value="1" calcext:value-type="float">
            <text:p>1</text:p>
          </table:table-cell>
          <table:table-cell table:formula="of:=([.D150]*[.E150])*(1+[.$F$1])" office:value-type="currency" office:currency="USD" office:value="5803.5" calcext:value-type="currency">
            <text:p>$5,803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 Laptop</text:p>
          </table:table-cell>
          <table:table-cell table:number-columns-repeated="2"/>
          <table:table-cell office:value-type="currency" office:currency="USD" office:value="800" calcext:value-type="currency">
            <text:p>$800.00</text:p>
          </table:table-cell>
          <table:table-cell office:value-type="float" office:value="1" calcext:value-type="float">
            <text:p>1</text:p>
          </table:table-cell>
          <table:table-cell table:formula="of:=([.D151]*[.E151])*(1+[.$F$1])" office:value-type="currency" office:currency="USD" office:value="848" calcext:value-type="currency">
            <text:p>$848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Hub</text:p>
          </table:table-cell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([.D152]*[.E152])*(1+[.$F$1])" office:value-type="currency" office:currency="USD" office:value="106" calcext:value-type="currency">
            <text:p>$106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50:.F152])" office:value-type="currency" office:currency="USD" office:value="6757.5" calcext:value-type="currency">
            <text:p>$6,757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Accessorie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Hall probe</text:p>
          </table:table-cell>
          <table:table-cell table:style-name="ce63" office:value-type="string" calcext:value-type="string">
            <text:p>Hirst Magnetic Instruments Ltd</text:p>
          </table:table-cell>
          <table:table-cell table:style-name="ce63" office:value-type="string" calcext:value-type="string">
            <text:p>TP002</text:p>
          </table:table-cell>
          <table:table-cell table:style-name="ce75" office:value-type="currency" office:currency="USD" office:value="485" calcext:value-type="currency">
            <text:p>$485.00</text:p>
          </table:table-cell>
          <table:table-cell table:style-name="ce29" office:value-type="float" office:value="1" calcext:value-type="float">
            <text:p>1</text:p>
          </table:table-cell>
          <table:table-cell table:formula="of:=([.D156]*[.E156])*(1+[.$F$1])" office:value-type="currency" office:currency="USD" office:value="514.1" calcext:value-type="currency">
            <text:p>$514.10</text:p>
          </table:table-cell>
          <table:table-cell table:style-name="ce63" table:number-columns-repeated="1018"/>
        </table:table-row>
        <table:table-row table:style-name="ro1">
          <table:table-cell office:value-type="string" calcext:value-type="string">
            <text:p>NIR Detector Card, 700 - 14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RC7</text:p>
          </table:table-cell>
          <table:table-cell office:value-type="currency" office:currency="USD" office:value="128.1" calcext:value-type="currency">
            <text:p>$128.10</text:p>
          </table:table-cell>
          <table:table-cell office:value-type="float" office:value="2" calcext:value-type="float">
            <text:p>2</text:p>
          </table:table-cell>
          <table:table-cell table:formula="of:=([.D157]*[.E157])*(1+[.$F$1])" office:value-type="currency" office:currency="USD" office:value="271.572" calcext:value-type="currency">
            <text:p>$27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er safety goggles, OD &gt; 5 780 nm, OD&gt;1.5 for 1110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12-728 <text:s text:c="2"/>12-711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float" office:value="2" calcext:value-type="float">
            <text:p>2</text:p>
          </table:table-cell>
          <table:table-cell table:formula="of:=([.D158]*[.E158])*(1+[.$F$1])" office:value-type="currency" office:currency="USD" office:value="593.6" calcext:value-type="currency">
            <text:p>$593.60</text:p>
          </table:table-cell>
          <table:table-cell office:value-type="string" calcext:value-type="string">
            <text:p>one of each frame sty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table:style-name="ce60" office:value-type="float" office:value="1" calcext:value-type="float">
            <text:p>1</text:p>
          </table:table-cell>
          <table:table-cell table:formula="of:=([.D159]*[.E159])*(1+[.$F$1])" office:value-type="currency" office:currency="USD" office:value="508.6516" calcext:value-type="currency">
            <text:p>$508.6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56:.F159])" office:value-type="currency" office:currency="USD" office:value="1887.9236" calcext:value-type="currency">
            <text:p>$1,887.9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TOTAL</text:p>
          </table:table-cell>
          <table:table-cell/>
          <table:table-cell table:style-name="ce56" table:formula="of:=[.F7]+[.F12]+[.F29]+[.F36]+[.F49]+[.F57]+[.F65]+[.F70]+[.F77]+[.F105]+[.F111]+[.F116]+[.F146]+[.F153]+[.F160]" office:value-type="currency" office:currency="USD" office:value="116855.6402" calcext:value-type="currency">
            <text:p>$116,855.64</text:p>
          </table:table-cell>
          <table:table-cell table:number-columns-repeated="1018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23:34:25.896770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7-25T12:59:38.154837747</dc:date>
    <meta:editing-duration>P10DT18M56S</meta:editing-duration>
    <meta:editing-cycles>109</meta:editing-cycles>
    <meta:generator>LibreOffice/7.0.4.2$Linux_X86_64 LibreOffice_project/00$Build-2</meta:generator>
    <meta:document-statistic meta:table-count="5" meta:cell-count="1283" meta:object-count="0"/>
  </office:meta>
</office:document-meta>
</file>